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7">
      <style:text-properties officeooo:rsid="000ccfe0" officeooo:paragraph-rsid="000ccfe0"/>
    </style:style>
    <style:style style:name="P2" style:family="paragraph" style:parent-style-name="Text_20_body">
      <style:text-properties officeooo:rsid="000ccfe0" officeooo:paragraph-rsid="000ccfe0"/>
    </style:style>
    <style:style style:name="P3" style:family="paragraph" style:parent-style-name="Text_20_body">
      <style:text-properties fo:font-weight="bold" officeooo:rsid="000d486c" officeooo:paragraph-rsid="000d486c" style:font-weight-asian="bold" style:font-weight-complex="bold"/>
    </style:style>
    <style:style style:name="P4" style:family="paragraph" style:parent-style-name="Text_20_body" style:list-style-name="L8">
      <style:text-properties fo:font-weight="bold" officeooo:rsid="000d486c" officeooo:paragraph-rsid="000d486c" style:font-weight-asian="bold" style:font-weight-complex="bold"/>
    </style:style>
    <style:style style:name="P5" style:family="paragraph" style:parent-style-name="Text_20_body" style:list-style-name="L9">
      <style:text-properties fo:font-weight="bold" officeooo:rsid="000d486c" officeooo:paragraph-rsid="000df32a" style:font-weight-asian="bold" style:font-weight-complex="bold"/>
    </style:style>
    <style:style style:name="P6" style:family="paragraph" style:parent-style-name="Text_20_body">
      <style:text-properties fo:font-weight="bold" officeooo:rsid="000d486c" officeooo:paragraph-rsid="000df32a" style:font-weight-asian="bold" style:font-weight-complex="bold"/>
    </style:style>
    <style:style style:name="P7" style:family="paragraph" style:parent-style-name="Text_20_body">
      <style:text-properties fo:font-weight="bold" officeooo:rsid="000df32a" officeooo:paragraph-rsid="000df32a" style:font-weight-asian="bold" style:font-weight-complex="bold"/>
    </style:style>
    <style:style style:name="P8" style:family="paragraph" style:parent-style-name="Text_20_body">
      <style:text-properties fo:font-weight="bold" officeooo:rsid="000e6207" officeooo:paragraph-rsid="000e6207" style:font-weight-asian="bold" style:font-weight-complex="bold"/>
    </style:style>
    <style:style style:name="P9" style:family="paragraph" style:parent-style-name="Text_20_body">
      <style:paragraph-properties fo:margin-top="0in" fo:margin-bottom="0in" style:contextual-spacing="false" fo:line-height="114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in" fo:margin-bottom="0in" style:contextual-spacing="false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weight-asian="bold" style:font-weight-complex="bold"/>
    </style:style>
    <style:style style:name="P11" style:family="paragraph" style:parent-style-name="Text_20_body">
      <style:paragraph-properties fo:margin-top="0in" fo:margin-bottom="0in" style:contextual-spacing="false" fo:line-height="114%" fo:text-align="center" style:justify-single-word="false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12" style:family="paragraph" style:parent-style-name="Text_20_body" style:list-style-name="L1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2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3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4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5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6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1.25pt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font-name="Arial1" fo:font-size="11.25pt" fo:font-style="normal" style:text-underline-style="none" fo:font-weight="normal" officeooo:rsid="000df32a" style:text-blinking="false" fo:background-color="transparent" style:font-weight-asian="normal" style:font-weight-complex="normal"/>
    </style:style>
    <style:style style:name="T5" style:family="text">
      <style:text-properties fo:font-weight="normal"/>
    </style:style>
    <style:style style:name="T6" style:family="text">
      <style:text-properties officeooo:rsid="000c4b7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docs-internal-guid-fe2b6bbb-3cd8-fa9d-1504-11478742c33c"/>Changelog <text:span text:style-name="T6">RTP3</text:span></text:p>
      <text:p text:style-name="Text_20_body"/>
      <text:p text:style-name="P9">Nosotros lo usamos para llevar cuenta de las correcciones realizadas y a ustedes quizás les sirva para corregir más eficientemente y no tener que jugar al “encuentre las 7 diferencias” entre los dos TPs. </text:p>
      <text:p text:style-name="Text_20_body"/>
      <text:p text:style-name="P10">Desarrollo</text:p>
      <text:p text:style-name="Text_20_body"/>
      <text:p text:style-name="P9">Descripción del método</text:p>
      <text:list xml:id="list8406578763298685527" text:style-name="L1">
        <text:list-item>
          <text:p text:style-name="P12">cambio de notación confusa. Cambiamos x`(t) por Q_x(t). Cambiamos x(t) que no conocemos por nuestra aproximación P_x(t). Este cambio de notación lo trasladamos al resto del TP para que sea más claro.</text:p>
        </text:list-item>
        <text:list-item>
          <text:p text:style-name="P12">aclaramos por qué podemos utilizar eliminación gaussiana sobre la matriz de Cuadrados Mínimos.</text:p>
        </text:list-item>
        <text:list-item>
          <text:p text:style-name="P12">Agregamos la explicación de cómo elegimos el intervalo [a,b] sobre el cual aplicamos bisección.</text:p>
        </text:list-item>
      </text:list>
      <text:p text:style-name="Text_20_body"/>
      <text:p text:style-name="P9">Elección de las aproximaciones</text:p>
      <text:list xml:id="list4123821574391531619" text:style-name="L2">
        <text:list-item>
          <text:p text:style-name="P13">ampliamos la explicación sobre qué puntos consideramos para compensar el efecto de que a mayor grado de polinomio mayor cantidad de raíces y por lo tanto más difícil encontrar la correcta.</text:p>
        </text:list-item>
      </text:list>
      <text:p text:style-name="Text_20_body"/>
      <text:p text:style-name="P9">Errores de medición</text:p>
      <text:list xml:id="list468635453799645158" text:style-name="L3">
        <text:list-item>
          <text:p text:style-name="P14">ampliamos la explicación sobre el tratamiento que le damos a los outliers. Aclaramos que este comportamiento no se produce cuando calculamos que puede deberse a un pase o un disparo de un jugador rival.</text:p>
        </text:list-item>
      </text:list>
      <text:p text:style-name="Text_20_body"/>
      <text:p text:style-name="P10"/>
      <text:p text:style-name="P10">Experimentos</text:p>
      <text:p text:style-name="Text_20_body"/>
      <text:p text:style-name="P9">Bases generales</text:p>
      <text:list xml:id="list6070572043268878354" text:style-name="L4">
        <text:list-item>
          <text:p text:style-name="P15">aquí explicamos qué grado de polinomios serán utilizados para las aproximaciones en los experimentos.</text:p>
        </text:list-item>
      </text:list>
      <text:p text:style-name="Text_20_body"/>
      <text:p text:style-name="P9">Evaluación del método</text:p>
      <text:list xml:id="list1710657796379216445" text:style-name="L5">
        <text:list-item>
          <text:p text:style-name="P16">agregamos una explicación detallada sobre la forma en la que introducimos error en las instancias generadas.</text:p>
        </text:list-item>
        <text:list-item>
          <text:p text:style-name="P16">agregamos información sobre el resto de los parámetros del experimento: cantidad de mediciones. </text:p>
        </text:list-item>
      </text:list>
      <text:p text:style-name="P9"/>
      <text:p text:style-name="P9">Grado del polinomio</text:p>
      <text:list xml:id="list7788281734381079221" text:style-name="L6">
        <text:list-item>
          <text:p text:style-name="P17">Reescribimos esta sección. Explicamos con más detalle cómo fue conducido el <text:soft-page-break/>experimento, la motivación del mismo y nuestra hipótesis sobre el mismo. Pusimos especial énfasis en describir las condiciones del resto de los parámetros y de aclarar las decisiones tomadas sobre cada uno de ellos.</text:p>
        </text:list-item>
      </text:list>
      <text:p text:style-name="Text_20_body"><text:span text:style-name="T5"><text:line-break/></text:span><text:span text:style-name="T2">Puntos a considerar</text:span></text:p>
      <text:list xml:id="list3243847513114712886" text:style-name="L7">
        <text:list-item>
          <text:p text:style-name="P1"><text:span text:style-name="T2">Aclaramos el grado del polinomio utilizado para el experimento y la razón por la cual se eligió ese grado. Se hicieron retoques para que sea más clara la explicación.</text:span></text:p>
        </text:list-item>
      </text:list>
      <text:p text:style-name="P2"><text:span text:style-name="T2"/></text:p>
      <text:p text:style-name="P3"><text:span text:style-name="T1">Resultados</text:span></text:p>
      <text:p text:style-name="P3"><text:span text:style-name="T3"/></text:p>
      <text:p text:style-name="P3"><text:span text:style-name="T3">Tasa de efectividad en función del grado</text:span></text:p>
      <text:list xml:id="list1576657637799502232" text:style-name="L8">
        <text:list-item>
          <text:p text:style-name="P4"><text:span text:style-name="T3">separamos las curvas por la cantidad de puntos considerados para que sea más claro.</text:span></text:p>
        </text:list-item>
      </text:list>
      <text:p text:style-name="P3"><text:span text:style-name="T3"/></text:p>
      <text:p text:style-name="P7"><text:span text:style-name="T3">Tasa de efectividad en función de la cantidad de mediciones cosideradas</text:span></text:p>
      <text:list xml:id="list769407025512401302" text:style-name="L9">
        <text:list-item>
          <text:p text:style-name="P5"><text:span text:style-name="T3">separamos las curvas por </text:span><text:span text:style-name="T4">el grado utilizado </text:span><text:span text:style-name="T3">para que sea más claro.</text:span></text:p>
        </text:list-item>
      </text:list>
      <text:p text:style-name="P6"><text:span text:style-name="T3"/></text:p>
      <text:p text:style-name="P8"><text:span text:style-name="T1">Discusión</text:span></text:p>
      <text:p text:style-name="P8"><text:span text:style-name="T3"/></text:p>
      <text:p text:style-name="P8"><text:span text:style-name="T3">Reescribimos la sección entera para extenderla y enriquecerla.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</meta:initial-creator>
    <meta:creation-date>2014-07-15T22:46:11.643663331</meta:creation-date>
    <dc:date>2014-07-16T07:15:25.640638648</dc:date>
    <dc:creator>fernando </dc:creator>
    <meta:editing-duration>PT8H28M17S</meta:editing-duration>
    <meta:editing-cycles>4</meta:editing-cycles>
    <meta:generator>LibreOffice/4.1.5.3$Linux_X86_64 LibreOffice_project/1c1366bba2ba2b554cd2ca4d87c06da81c05d24</meta:generator>
    <meta:document-statistic meta:table-count="0" meta:image-count="0" meta:object-count="0" meta:page-count="2" meta:paragraph-count="28" meta:word-count="366" meta:character-count="2280" meta:non-whitespace-character-count="1951"/>
  </office:meta>
</office:document-meta>
</file>